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69db" officeooo:paragraph-rsid="001869db"/>
    </style:style>
    <style:style style:name="P2" style:family="paragraph" style:parent-style-name="Standard">
      <style:text-properties officeooo:rsid="0019de44" officeooo:paragraph-rsid="0019de44"/>
    </style:style>
    <style:style style:name="P3" style:family="paragraph" style:parent-style-name="Standard">
      <style:text-properties officeooo:rsid="001d1ff3" officeooo:paragraph-rsid="001d1ff3"/>
    </style:style>
    <style:style style:name="P4" style:family="paragraph" style:parent-style-name="Standard">
      <style:text-properties officeooo:rsid="001d1ff3" officeooo:paragraph-rsid="002cb3e4"/>
    </style:style>
    <style:style style:name="P5" style:family="paragraph" style:parent-style-name="Standard">
      <style:text-properties officeooo:rsid="00219009" officeooo:paragraph-rsid="00219009"/>
    </style:style>
    <style:style style:name="P6" style:family="paragraph" style:parent-style-name="Standard">
      <style:text-properties officeooo:rsid="00219009" officeooo:paragraph-rsid="002fda47"/>
    </style:style>
    <style:style style:name="P7" style:family="paragraph" style:parent-style-name="Standard">
      <style:text-properties officeooo:rsid="0022f50b" officeooo:paragraph-rsid="0022f50b"/>
    </style:style>
    <style:style style:name="P8" style:family="paragraph" style:parent-style-name="Standard">
      <style:text-properties officeooo:rsid="0022f50b" officeooo:paragraph-rsid="002fda47"/>
    </style:style>
    <style:style style:name="P9" style:family="paragraph" style:parent-style-name="Standard">
      <style:text-properties officeooo:rsid="00298b30" officeooo:paragraph-rsid="00298b30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869db" officeooo:paragraph-rsid="001869db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9de44" officeooo:paragraph-rsid="0019de44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2f50b" officeooo:paragraph-rsid="0022f50b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2f50b" officeooo:paragraph-rsid="002fda47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19009" officeooo:paragraph-rsid="00219009" style:font-weight-asian="bold" style:font-weight-complex="bold"/>
    </style:style>
    <style:style style:name="P15" style:family="paragraph" style:parent-style-name="Standard">
      <style:text-properties style:text-underline-style="none" fo:font-weight="normal" officeooo:rsid="0019de44" officeooo:paragraph-rsid="0019de44" style:font-weight-asian="normal" style:font-weight-complex="normal"/>
    </style:style>
    <style:style style:name="T1" style:family="text">
      <style:text-properties officeooo:rsid="001e86b1"/>
    </style:style>
    <style:style style:name="T2" style:family="text">
      <style:text-properties officeooo:rsid="001ec381"/>
    </style:style>
    <style:style style:name="T3" style:family="text">
      <style:text-properties officeooo:rsid="001f4725"/>
    </style:style>
    <style:style style:name="T4" style:family="text">
      <style:text-properties officeooo:rsid="00219009"/>
    </style:style>
    <style:style style:name="T5" style:family="text">
      <style:text-properties officeooo:rsid="00233b06"/>
    </style:style>
    <style:style style:name="T6" style:family="text">
      <style:text-properties officeooo:rsid="002340c8"/>
    </style:style>
    <style:style style:name="T7" style:family="text">
      <style:text-properties officeooo:rsid="0023af94"/>
    </style:style>
    <style:style style:name="T8" style:family="text">
      <style:text-properties officeooo:rsid="002542ce"/>
    </style:style>
    <style:style style:name="T9" style:family="text">
      <style:text-properties officeooo:rsid="0025c870"/>
    </style:style>
    <style:style style:name="T10" style:family="text">
      <style:text-properties officeooo:rsid="00298b30"/>
    </style:style>
    <style:style style:name="T11" style:family="text">
      <style:text-properties officeooo:rsid="002a1f9e"/>
    </style:style>
    <style:style style:name="T12" style:family="text">
      <style:text-properties officeooo:rsid="002b2dd4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2b2dd4" style:font-weight-asian="normal" style:font-weight-complex="normal"/>
    </style:style>
    <style:style style:name="T15" style:family="text">
      <style:text-properties style:text-underline-style="none" fo:font-weight="normal" officeooo:rsid="002dc7dd" style:font-weight-asian="normal" style:font-weight-complex="normal"/>
    </style:style>
    <style:style style:name="T16" style:family="text">
      <style:text-properties officeooo:rsid="002c5de0"/>
    </style:style>
    <style:style style:name="T17" style:family="text">
      <style:text-properties officeooo:rsid="002cb3e4"/>
    </style:style>
    <style:style style:name="T18" style:family="text">
      <style:text-properties officeooo:rsid="00321633"/>
    </style:style>
    <style:style style:name="T19" style:family="text">
      <style:text-properties officeooo:rsid="003359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tion guide CellGPU on ubuntu:</text:p>
      <text:p text:style-name="P1"/>
      <text:p text:style-name="P10">CGAL (<text:span text:style-name="T18">latest version</text:span>):</text:p>
      <text:p text:style-name="P1"/>
      <text:p text:style-name="P1">- sudo apt-get install libcgal-dev</text:p>
      <text:p text:style-name="P1"/>
      <text:p text:style-name="P11">NetCDF-4 C++ (<text:span text:style-name="T11">latest version</text:span>):</text:p>
      <text:p text:style-name="P2"/>
      <text:p text:style-name="P3">- Intall NetCDF-4 C first: sudo apt-get install libnetcdf-dev</text:p>
      <text:p text:style-name="P3"/>
      <text:p text:style-name="P4">-<text:span text:style-name="T16">Install netcdf c++ legacy version using: </text:span><text:span text:style-name="Source_20_Text"><text:span text:style-name="T16">sudo apt install libnetcdf-cxx-legacy-dev</text:span></text:span></text:p>
      <text:p text:style-name="P4"><text:span text:style-name="Source_20_Text"/></text:p>
      <text:p text:style-name="P4"><text:span text:style-name="Source_20_Text"><text:span text:style-name="T17">(The next commands of the netcdf package might not be necessary, try to compile without them first. If an error occurs from the NetCDF codes then manually install c++ package)</text:span></text:span></text:p>
      <text:p text:style-name="P3"/>
      <text:p text:style-name="P3">-<text:span text:style-name="T1">Download latest NetCDF-4 C++ release (4.3.1) from: </text:span><text:a xlink:type="simple" xlink:href="https://www.unidata.ucar.edu/downloads/netcdf/" text:style-name="Internet_20_link" text:visited-style-name="Visited_20_Internet_20_Link"><text:span text:style-name="T1">https://www.unidata.ucar.edu/downloads/netcdf/</text:span></text:a></text:p>
      <text:p text:style-name="P3"/>
      <text:p text:style-name="P3">-<text:span text:style-name="T2">Follow the following comands in the netcdf-cxx4-4.3.1 folder that was extracted:</text:span></text:p>
      <text:p text:style-name="P3"/>
      <text:p text:style-name="P3">mkdir build</text:p>
      <text:p text:style-name="P3">cd build</text:p>
      <text:p text:style-name="P3">cmake .. <text:span text:style-name="T3">(if you do not have cmake installed, then use “sudo apt-get install cmake”)</text:span></text:p>
      <text:p text:style-name="P3">make <text:span text:style-name="T4">(if you do not have hdf5 or zlib installed then go to package bellow. Install zlib first only then install hdf5)</text:span></text:p>
      <text:p text:style-name="P3"/>
      <text:p text:style-name="P3">ctest</text:p>
      <text:p text:style-name="P3">make install</text:p>
      <text:p text:style-name="P2"/>
      <text:p text:style-name="P11">Eighen (<text:span text:style-name="T10">latest version</text:span>):</text:p>
      <text:p text:style-name="P2"/>
      <text:p text:style-name="P2">-<text:span text:style-name="T10">Download from: </text:span><text:a xlink:type="simple" xlink:href="http://eigen.tuxfamily.org/index.php?title=Main_Page#Download" text:style-name="Internet_20_link" text:visited-style-name="Visited_20_Internet_20_Link"><text:span text:style-name="T10">http://eigen.tuxfamily.org/index.php?title=Main_Page#Download</text:span></text:a></text:p>
      <text:p text:style-name="P2"/>
      <text:p text:style-name="P9">-Extract and use as headers</text:p>
      <text:p text:style-name="P2"/>
      <text:p text:style-name="P11">CUDA (<text:span text:style-name="T19">latest version</text:span>):</text:p>
      <text:p text:style-name="P11"/>
      <text:p text:style-name="P15">-<text:span text:style-name="T12">Download from </text:span><text:a xlink:type="simple" xlink:href="https://developer.nvidia.com/cuda-downloads?target_os=Linux&amp;target_arch=x86_64&amp;target_distro=Ubuntu&amp;target_version=1804&amp;target_type=runfilelocal" text:style-name="Internet_20_link" text:visited-style-name="Visited_20_Internet_20_Link"><text:span text:style-name="T12">https://developer.nvidia.com/cuda-downloads?target_os=Linux&amp;target_arch=x86_64&amp;target_distro=Ubuntu&amp;target_version=1804&amp;target_type=runfilelocal</text:span></text:a></text:p>
      <text:p text:style-name="P15"/>
      <text:p text:style-name="P15">-<text:span text:style-name="T12">Follow instructions in the runfile installation</text:span></text:p>
      <text:p text:style-name="P15"/>
      <text:p text:style-name="P2"><text:span text:style-name="T13">-</text:span><text:span text:style-name="T14">If you do not have a nvidia gpu, then do not install drivers. </text:span><text:span text:style-name="T15">Use the apt-get command to install nvcc so you can compile.</text:span></text:p>
      <text:p text:style-name="P2"/>
      <text:p text:style-name="P12">Additional Packages:</text:p>
      <text:p text:style-name="P7"/>
      <text:p text:style-name="P2"/>
      <text:p text:style-name="P13">zlib <text:span text:style-name="T7">(latest version)</text:span>:</text:p>
      <text:p text:style-name="P8"><text:soft-page-break/></text:p>
      <text:p text:style-name="P8">-download from <text:a xlink:type="simple" xlink:href="http://zlib.net/" text:style-name="Internet_20_link" text:visited-style-name="Visited_20_Internet_20_Link">http://zlib.net/</text:a></text:p>
      <text:p text:style-name="P8"/>
      <text:p text:style-name="P8">-<text:span text:style-name="T5">In the zlib extracted folder do the following commands:</text:span></text:p>
      <text:p text:style-name="P8"/>
      <text:p text:style-name="P8">./configure</text:p>
      <text:p text:style-name="P8">make check</text:p>
      <text:p text:style-name="P8"><text:span text:style-name="T6">m</text:span>ake instal</text:p>
      <text:p text:style-name="P6"/>
      <text:p text:style-name="P2"/>
      <text:p text:style-name="P14">hdf5 <text:span text:style-name="T7">(latest version)</text:span>:</text:p>
      <text:p text:style-name="P5"/>
      <text:p text:style-name="P5">-<text:span text:style-name="T8">download from </text:span><text:a xlink:type="simple" xlink:href="https://www.hdfgroup.org/downloads/hdf5/source-code/" text:style-name="Internet_20_link" text:visited-style-name="Visited_20_Internet_20_Link"><text:span text:style-name="T8">https://www.hdfgroup.org/downloads/hdf5/source-code/</text:span></text:a></text:p>
      <text:p text:style-name="P5"/>
      <text:p text:style-name="P5">-<text:span text:style-name="T8">In the hdf5 extracted folder do the following commands:</text:span></text:p>
      <text:p text:style-name="P5"/>
      <text:p text:style-name="P5">./configure –with-zlib=/<text:span text:style-name="T9">usr/local --prefix/usr/local</text:span> --enable-hl</text:p>
      <text:p text:style-name="Standard">make check</text:p>
      <text:p text:style-name="Standard">make inst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5:14:38.052871708</meta:creation-date>
    <dc:date>2020-03-08T20:10:30.477653750</dc:date>
    <meta:editing-duration>PT4H52M8S</meta:editing-duration>
    <meta:editing-cycles>29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223" meta:character-count="1728" meta:non-whitespace-character-count="1542"/>
  </office:meta>
</office:document-meta>
</file>